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1" svg:font-family="'ＭＳ ゴシック'" style:font-family-generic="modern" style:font-pitch="fixed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min-height="1.85cm" fo:min-width="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svg:stroke-width="0cm" draw:marker-start-width="0.2cm" draw:marker-end-width="0.2cm" svg:stroke-opacity="0%" draw:fill="solid" draw:fill-color="#ffffff" draw:opacity="0%" draw:textarea-horizontal-align="justify" draw:textarea-vertical-align="middle" draw:auto-grow-height="false" fo:min-height="0.25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ＭＳ ゴシック1"/>
    </style:style>
    <style:style style:name="P4" style:family="paragraph">
      <loext:graphic-properties draw:fill-color="#ffffff"/>
      <style:paragraph-properties fo:text-align="center"/>
      <style:text-properties style:font-name="ＭＳ ゴシック1" fo:font-size="14pt" style:font-size-asian="14pt" style:font-size-complex="14pt"/>
    </style:style>
    <style:style style:name="P5" style:family="paragraph">
      <loext:graphic-properties draw:fill="solid" draw:fill-color="#ffffff" draw:opacity="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ＭＳ ゴシック1"/>
    </style:style>
    <style:style style:name="T3" style:family="text">
      <style:text-properties style:font-name="ＭＳ ゴシック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7.5cm" svg:height="2.1cm" svg:x="11.1cm" svg:y="4cm">
          <text:p text:style-name="P1">リソースマネージャ</text:p>
          <text:p text:style-name="P1"><text:span text:style-name="T1">Resourc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2cm" svg:x="6.6cm" svg:y="7.9cm">
          <text:p text:style-name="P1"><text:span text:style-name="T2">ImageResource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6cm" svg:y="7.9cm">
          <text:p text:style-name="P1"><text:span text:style-name="T2">SceneResource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4.1cm" svg:y="11.9cm">
          <text:p text:style-name="P1"><text:span text:style-name="T3">Image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10.1cm" svg:y="11.9cm">
          <text:p text:style-name="P1"><text:span text:style-name="T3">Image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6.9cm" svg:y="13.4cm">
          <text:p text:style-name="P1"><text:span text:style-name="T3">Image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15.2cm" svg:y="11.9cm">
          <text:p text:style-name="P1"><text:span text:style-name="T3">Scene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21cm" svg:y="11.9cm">
          <text:p text:style-name="P1"><text:span text:style-name="T3">Scene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cm" svg:x="18.3cm" svg:y="13.5cm">
          <text:p text:style-name="P1"><text:span text:style-name="T3">SceneResourc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5" xml:id="id1" draw:id="id1" draw:layer="layout" svg:width="0.5cm" svg:height="0.5cm" svg:x="12.3cm" svg:y="7.876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12.55cm" svg:y1="7.876cm" svg:x2="13.96cm" svg:y2="6.124cm" draw:start-shape="id1" draw:start-glue-point="0" draw:end-shape="id2" draw:end-glue-point="2" svg:d="M12550 7876l1410-1752" svg:viewBox="0 0 1411 1753">
            <text:p/>
          </draw:connector>
          <draw:custom-shape draw:style-name="gr5" draw:text-style-name="P5" xml:id="id2" draw:id="id2" draw:layer="layout" svg:width="0.5cm" svg:height="0.5cm" svg:x="13.71cm" svg:y="5.6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3" draw:id="id3" draw:layer="layout" svg:width="0.5cm" svg:height="0.5cm" svg:x="17.051cm" svg:y="7.886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17.301cm" svg:y1="7.886cm" svg:x2="15.768cm" svg:y2="6.124cm" draw:start-shape="id3" draw:start-glue-point="0" draw:end-shape="id4" draw:end-glue-point="2" svg:d="M17301 7886l-1533-1762" svg:viewBox="0 0 1534 1763">
            <text:p/>
          </draw:connector>
          <draw:custom-shape draw:style-name="gr5" draw:text-style-name="P5" xml:id="id4" draw:id="id4" draw:layer="layout" svg:width="0.5cm" svg:height="0.5cm" svg:x="15.518cm" svg:y="5.6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5" draw:id="id5" draw:layer="layout" svg:width="0.5cm" svg:height="0.5cm" svg:x="22.5cm" svg:y="11.876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22.75cm" svg:y1="11.876cm" svg:x2="21.16cm" svg:y2="9.886cm" draw:start-shape="id5" draw:start-glue-point="0" draw:end-shape="id6" draw:end-glue-point="2" svg:d="M22750 11876l-1590-1990" svg:viewBox="0 0 1591 1991">
            <text:p/>
          </draw:connector>
          <draw:custom-shape draw:style-name="gr5" draw:text-style-name="P5" xml:id="id6" draw:id="id6" draw:layer="layout" svg:width="0.5cm" svg:height="0.5cm" svg:x="20.91cm" svg:y="9.3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7" draw:id="id7" draw:layer="layout" svg:width="0.5cm" svg:height="0.5cm" svg:x="17.09cm" svg:y="11.876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17.34cm" svg:y1="11.876cm" svg:x2="18.364cm" svg:y2="9.924cm" draw:start-shape="id7" draw:start-glue-point="0" draw:end-shape="id8" draw:end-glue-point="2" svg:d="M17340 11876l1024-1952" svg:viewBox="0 0 1025 1953">
            <text:p/>
          </draw:connector>
          <draw:custom-shape draw:style-name="gr5" draw:text-style-name="P5" xml:id="id8" draw:id="id8" draw:layer="layout" svg:width="0.5cm" svg:height="0.5cm" svg:x="18.114cm" svg:y="9.4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9" draw:id="id9" draw:layer="layout" svg:width="0.5cm" svg:height="0.5cm" svg:x="6.69cm" svg:y="11.876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6.94cm" svg:y1="11.876cm" svg:x2="8.564cm" svg:y2="9.924cm" draw:start-shape="id9" draw:start-glue-point="0" draw:end-shape="id10" draw:end-glue-point="2" svg:d="M6940 11876l1624-1952" svg:viewBox="0 0 1625 1953">
            <text:p/>
          </draw:connector>
          <draw:custom-shape draw:style-name="gr5" draw:text-style-name="P5" xml:id="id10" draw:id="id10" draw:layer="layout" svg:width="0.5cm" svg:height="0.5cm" svg:x="8.314cm" svg:y="9.4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11" draw:id="id11" draw:layer="layout" svg:width="0.5cm" svg:height="0.5cm" svg:x="8.548cm" svg:y="13.404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6" draw:layer="layout" draw:type="line" svg:x1="8.798cm" svg:y1="13.404cm" svg:x2="9.688cm" svg:y2="9.952cm" draw:start-shape="id11" draw:start-glue-point="0" svg:d="M8798 13404l890-3452" svg:viewBox="0 0 891 3453">
            <text:p/>
          </draw:connector>
          <draw:custom-shape draw:style-name="gr5" draw:text-style-name="P5" draw:layer="layout" svg:width="0.5cm" svg:height="0.5cm" svg:x="8.615cm" svg:y="9.42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1" svg:font-family="'ＭＳ ゴシック'" style:font-family-generic="modern" style:font-pitch="fixed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2:40:11.928000000</meta:creation-date>
    <dc:date>2017-09-13T14:47:48.535000000</dc:date>
    <meta:editing-duration>PT32M18S</meta:editing-duration>
    <meta:editing-cycles>7</meta:editing-cycles>
    <meta:generator>LibreOffice/5.1.0.3$Windows_x86 LibreOffice_project/5e3e00a007d9b3b6efb6797a8b8e57b51ab1f737</meta:generator>
    <meta:document-statistic meta:object-count="33"/>
  </office:meta>
</office:document-meta>
</file>